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5-01-1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4-09-2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4-05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4-02-2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3-04-11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3-01-03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2-10-1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2-08-0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2-05-23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2-01-1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1-10-27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1-08-04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1-04-0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0-12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20-02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9-09-2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9-07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9-04-1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8-10-3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8-07-0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8-04-30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7-11-0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7-09-1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7-04-27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6-10-24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6-08-16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6-05-16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6-03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5-10-2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5-07-20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5-04-27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5-02-10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4-10-20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4-07-14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4-04-21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4-02-1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3-11-18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3-07-23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3-04-15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3-01-08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2-12-1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2-12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2-04-03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2-01-25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1-10-03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1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1-04-18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1-01-25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0-10-2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0-07-20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0-04-12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10-01-12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9-10-19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9-07-21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9-04-13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9-02-04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8-10-21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8-07-14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8-04-15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8-01-2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7-10-01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7-08-28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7-06-1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7-03-27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6-11-29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6-09-07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6-05-03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6-01-10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5-11-03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5-07-18 1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5-05-05 1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5-01-2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4-10-26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4-07-29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4-04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4-01-22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3-10-22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3-07-21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3-04-23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3-01-22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2-10-1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2-07-16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2-04-23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2-01-14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1-10-25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1-07-12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1-04-26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1-01-11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0-10-12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0-08-11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0-06-14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200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9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8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7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6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235077150501</text:p>
          </table:table-cell>
          <table:table-cell office:value-type="string" calcext:value-type="string">
            <text:p>197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01" meta:object-count="0"/>
    <meta:user-defined meta:name="AppVersion">3.0</meta:user-defined>
  </office:meta>
</office:document-meta>
</file>